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C00000" fo:font-size="16pt" style:font-size-asian="16pt" style:font-size-complex="16pt"/>
    </style:style>
    <style:style style:name="T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Car.predefinitoparagrafo" style:family="text">
      <style:text-properties fo:font-size="16pt" style:font-size-asian="16pt" style:font-size-complex="16pt"/>
    </style:style>
    <style:style style:name="T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T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Car.predefinitoparagrafo" style:family="text">
      <style:text-properties fo:font-size="16pt" style:font-size-asian="16pt" style:font-size-complex="16pt"/>
    </style:style>
    <style:style style:name="T9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fo:font-size="16pt" style:font-size-asian="16pt" style:font-size-complex="16pt"/>
    </style:style>
    <style:style style:name="T11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name="TableColumn14" style:family="table-column">
      <style:table-column-properties style:column-width="6.693in" style:use-optimal-column-width="false"/>
    </style:style>
    <style:style style:name="Table13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17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18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1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T2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Car.predefinitoparagrafo" style:family="text">
      <style:text-properties fo:font-size="16pt" style:font-size-asian="16pt" style:font-size-complex="16pt"/>
    </style:style>
    <style:style style:name="T23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font-size="16pt" style:font-size-asian="16pt" style:font-size-complex="16pt"/>
    </style:style>
    <style:style style:name="T25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26" style:parent-style-name="Car.predefinitoparagrafo" style:family="text">
      <style:text-properties fo:font-size="16pt" style:font-size-asian="16pt" style:font-size-complex="16pt"/>
    </style:style>
    <style:style style:name="T27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28" style:parent-style-name="Car.predefinitoparagrafo" style:family="text">
      <style:text-properties fo:font-size="16pt" style:font-size-asian="16pt" style:font-size-complex="16pt"/>
    </style:style>
    <style:style style:name="T29" style:parent-style-name="Car.predefinitoparagrafo" style:family="text">
      <style:text-properties fo:font-size="16pt" style:font-size-asian="16pt" style:font-size-complex="16pt"/>
    </style:style>
    <style:style style:name="T30" style:parent-style-name="Car.predefinitoparagrafo" style:family="text">
      <style:text-properties fo:font-size="16pt" style:font-size-asian="16pt" style:font-size-complex="16pt"/>
    </style:style>
    <style:style style:name="TableColumn32" style:family="table-column">
      <style:table-column-properties style:column-width="6.693in" style:use-optimal-column-width="false"/>
    </style:style>
    <style:style style:name="Table31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35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36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37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8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39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40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T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Car.predefinitoparagrafo" style:family="text">
      <style:text-properties fo:font-size="16pt" style:font-size-asian="16pt" style:font-size-complex="16pt"/>
    </style:style>
    <style:style style:name="T4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size="16pt" style:font-size-asian="16pt" style:font-size-complex="16pt"/>
    </style:style>
    <style:style style:name="T46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47" style:parent-style-name="Car.predefinitoparagrafo" style:family="text">
      <style:text-properties fo:font-size="16pt" style:font-size-asian="16pt" style:font-size-complex="16pt"/>
    </style:style>
    <style:style style:name="TableColumn49" style:family="table-column">
      <style:table-column-properties style:column-width="6.693in" style:use-optimal-column-width="false"/>
    </style:style>
    <style:style style:name="Table48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2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3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T58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9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T6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" style:parent-style-name="Car.predefinitoparagrafo" style:family="text">
      <style:text-properties fo:font-size="16pt" style:font-size-asian="16pt" style:font-size-complex="16pt"/>
    </style:style>
    <style:style style:name="T64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65" style:parent-style-name="Car.predefinitoparagrafo" style:family="text">
      <style:text-properties fo:font-size="16pt" style:font-size-asian="16pt" style:font-size-complex="16pt"/>
    </style:style>
    <style:style style:name="T66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67" style:parent-style-name="Car.predefinitoparagrafo" style:family="text">
      <style:text-properties fo:font-size="16pt" style:font-size-asian="16pt" style:font-size-complex="16pt"/>
    </style:style>
    <style:style style:name="T68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69" style:parent-style-name="Car.predefinitoparagrafo" style:family="text">
      <style:text-properties fo:font-size="16pt" style:font-size-asian="16pt" style:font-size-complex="16pt"/>
    </style:style>
    <style:style style:name="TableColumn71" style:family="table-column">
      <style:table-column-properties style:column-width="6.693in" style:use-optimal-column-width="false"/>
    </style:style>
    <style:style style:name="Table70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4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75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7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77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78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79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0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81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82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86" style:parent-style-name="Standard" style:family="paragraph">
      <style:paragraph-properties fo:text-align="justify" fo:margin-bottom="0.1666in"/>
      <style:text-properties fo:font-size="16pt" style:font-size-asian="16pt" style:font-size-complex="16pt"/>
    </style:style>
    <style:style style:name="P87" style:parent-style-name="Standard" style:family="paragraph">
      <style:paragraph-properties fo:text-align="justify"/>
    </style:style>
    <style:style style:name="T8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list-style-name="LFO5" style:family="paragraph">
      <style:paragraph-properties fo:text-align="justify" fo:margin-bottom="0.1666in"/>
      <style:text-properties fo:font-size="16pt" style:font-size-asian="16pt" style:font-size-complex="16pt"/>
    </style:style>
    <style:style style:name="P90" style:parent-style-name="Standard" style:family="paragraph">
      <style:paragraph-properties fo:text-align="justify"/>
    </style:style>
    <style:style style:name="T9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list-style-name="LFO4" style:family="paragraph">
      <style:paragraph-properties fo:text-align="justify" fo:margin-bottom="0.1666in"/>
      <style:text-properties fo:font-size="16pt" style:font-size-asian="16pt" style:font-size-complex="16pt"/>
    </style:style>
    <style:style style:name="P9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list-style-name="LFO4" style:family="paragraph">
      <style:paragraph-properties fo:text-align="justify"/>
      <style:text-properties fo:font-size="16pt" style:font-size-asian="16pt" style:font-size-complex="16pt"/>
    </style:style>
    <style:style style:name="P95" style:parent-style-name="Standard" style:list-style-name="LFO4" style:family="paragraph">
      <style:paragraph-properties fo:text-align="justify"/>
      <style:text-properties fo:font-size="16pt" style:font-size-asian="16pt" style:font-size-complex="16pt"/>
    </style:style>
    <style:style style:name="P96" style:parent-style-name="Standard" style:list-style-name="LFO4" style:family="paragraph">
      <style:paragraph-properties fo:text-align="justify"/>
      <style:text-properties fo:font-size="16pt" style:font-size-asian="16pt" style:font-size-complex="16pt"/>
    </style:style>
    <style:style style:name="P97" style:parent-style-name="Standard" style:list-style-name="LFO4" style:family="paragraph">
      <style:paragraph-properties fo:text-align="justify"/>
      <style:text-properties fo:font-size="16pt" style:font-size-asian="16pt" style:font-size-complex="16pt"/>
    </style:style>
    <style:style style:name="P98" style:parent-style-name="Standard" style:list-style-name="LFO4" style:family="paragraph">
      <style:paragraph-properties fo:text-align="justify"/>
      <style:text-properties fo:font-size="16pt" style:font-size-asian="16pt" style:font-size-complex="16pt"/>
    </style:style>
    <style:style style:name="P9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0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list-style-name="LFO6" style:family="paragraph">
      <style:paragraph-properties fo:text-align="justify"/>
      <style:text-properties fo:font-size="16pt" style:font-size-asian="16pt" style:font-size-complex="16pt"/>
    </style:style>
    <style:style style:name="P10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0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list-style-name="LFO6" style:family="paragraph">
      <style:paragraph-properties fo:text-align="justify"/>
      <style:text-properties fo:font-size="16pt" style:font-size-asian="16pt" style:font-size-complex="16pt"/>
    </style:style>
    <style:style style:name="P10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06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list-style-name="LFO6" style:family="paragraph">
      <style:paragraph-properties fo:text-align="justify"/>
    </style:style>
    <style:style style:name="T108" style:parent-style-name="Car.predefinitoparagrafo" style:family="text">
      <style:text-properties fo:font-size="16pt" style:font-size-asian="16pt" style:font-size-complex="16pt"/>
    </style:style>
    <style:style style:name="T10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fo:font-size="16pt" style:font-size-asian="16pt" style:font-size-complex="16pt"/>
    </style:style>
    <style:style style:name="P111" style:parent-style-name="Standard" style:list-style-name="LFO6" style:family="paragraph">
      <style:paragraph-properties fo:text-align="justify"/>
      <style:text-properties fo:font-size="16pt" style:font-size-asian="16pt" style:font-size-complex="16pt"/>
    </style:style>
    <style:style style:name="P112" style:parent-style-name="Standard" style:family="paragraph">
      <style:text-properties fo:font-size="16pt" style:font-size-asian="16pt" style:font-size-complex="16pt"/>
    </style:style>
    <style:style style:name="P113" style:parent-style-name="Standard" style:family="paragraph">
      <style:text-properties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T119" style:parent-style-name="Car.predefinitoparagrafo" style:family="text">
      <style:text-properties fo:font-size="16pt" style:font-size-asian="16pt" style:font-size-complex="16pt"/>
    </style:style>
    <style:style style:name="T12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 fo:language="en" fo:country="US"/>
    </style:style>
    <style:style style:name="P127" style:parent-style-name="Standard" style:family="paragraph">
      <style:text-properties fo:font-size="16pt" style:font-size-asian="16pt" style:font-size-complex="16pt" fo:language="en" fo:country="US"/>
    </style:style>
    <style:style style:name="T128" style:parent-style-name="Car.predefinitoparagrafo" style:family="text">
      <style:text-properties fo:font-size="16pt" style:font-size-asian="16pt" style:font-size-complex="16pt" fo:language="en" fo:country="US"/>
    </style:style>
    <style:style style:name="T129" style:parent-style-name="Car.predefinitoparagrafo" style:family="text">
      <style:text-properties fo:font-size="16pt" style:font-size-asian="16pt" style:font-size-complex="16pt" fo:language="en" fo:country="US"/>
    </style:style>
    <style:style style:name="T130" style:parent-style-name="Car.predefinitoparagrafo" style:family="text">
      <style:text-properties fo:font-size="16pt" style:font-size-asian="16pt" style:font-size-complex="16pt" fo:language="en" fo:country="US"/>
    </style:style>
    <style:style style:name="T131" style:parent-style-name="Car.predefinitoparagrafo" style:family="text">
      <style:text-properties fo:font-size="16pt" style:font-size-asian="16pt" style:font-size-complex="16pt" fo:language="en" fo:country="US"/>
    </style:style>
    <style:style style:name="T132" style:parent-style-name="Car.predefinitopara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3" style:parent-style-name="Standard" style:family="paragraph">
      <style:text-properties fo:font-size="16pt" style:font-size-asian="16pt" style:font-size-complex="16pt" fo:language="en" fo:country="US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T1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SCHEMA RELAZIONALE</text:p>
      <text:p text:style-name="Standard"><text:span text:style-name="T2">Aeroporto</text:span><text:span text:style-name="T3">(</text:span><text:span text:style-name="T4">CodAereoporto</text:span><text:span text:style-name="T5">, NomeAeroporto, Città)</text:span></text:p>
      <text:p text:style-name="P6"/>
      <text:p text:style-name="Standard"><text:span text:style-name="T7">CompagniaAerea</text:span><text:span text:style-name="T8">(</text:span><text:span text:style-name="T9">CodCompagnia</text:span><text:span text:style-name="T10">, NomeCompagnia, GrandezzaFlotta,<text:s/></text:span><text:span text:style-name="T11">AeroportoAppartenenza</text:span><text:span text:style-name="T12">)</text:span>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TableContents"><text:bookmark-start text:name="_Hlk58315502"/><text:span text:style-name="T17">Chiavi esterne: <text:s/>AeroportoAppartenenza<text:s/></text:span><text:span text:style-name="T18">→</text:span><text:span text:style-name="T19">Aeroporto(CodAeroporto)</text:span></text:p>
          </table:table-cell>
        </table:table-row>
      </table:table>
      <text:p text:style-name="P20"><text:bookmark-end text:name="_Hlk58315502"/></text:p>
      <text:p text:style-name="Standard"><text:span text:style-name="T21">Tratta</text:span><text:span text:style-name="T22">(</text:span><text:span text:style-name="T23">CodTratta</text:span><text:span text:style-name="T24">,<text:s/></text:span><text:span text:style-name="T25">AeroportoPartenza</text:span><text:span text:style-name="T26">,<text:s/></text:span><text:span text:style-name="T27">AeroportoArrivo</text:span><text:span text:style-name="T28">, Data</text:span><text:span text:style-name="T29">Ora</text:span><text:span text:style-name="T30">, NumeroPosti, NumeroPostiPrenotati)</text:span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TableContents"><text:span text:style-name="T35">Chiavi esterne: AeroportoPartenza<text:s/></text:span><text:span text:style-name="T36">→</text:span><text:span text:style-name="T37">Aeroporto(CodAeroporto)</text:span></text:p>
            <text:p text:style-name="TableContents"><text:span text:style-name="T38"><text:s text:c="25"/></text:span><text:span text:style-name="T39">AeroportoArrivo →</text:span><text:span text:style-name="T40">Aeroporto(CodAeroporto)</text:span></text:p>
          </table:table-cell>
        </table:table-row>
      </table:table>
      <text:p text:style-name="P41"/>
      <text:p text:style-name="Standard"><text:span text:style-name="T42">Gate</text:span><text:span text:style-name="T43">(</text:span><text:span text:style-name="T44">CodGate,</text:span><text:span text:style-name="T45"><text:s/></text:span><text:span text:style-name="T46">AeroportoGate</text:span><text:span text:style-name="T47">)</text:span>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TableContents"><text:span text:style-name="T52">Chiavi esterne: <text:s/>AeroportoGate<text:s/></text:span><text:span text:style-name="T53">→</text:span><text:span text:style-name="T54">Aeroporto(CodAeroporto)</text:span></text:p>
          </table:table-cell>
        </table:table-row>
      </table:table>
      <text:p text:style-name="P55"/>
      <text:p text:style-name="Standard"><text:span text:style-name="T56">Coda</text:span><text:span text:style-name="T57">(</text:span><text:span text:style-name="T58">TipoC</text:span><text:span text:style-name="T59">oda</text:span><text:span text:style-name="T60">)</text:span></text:p>
      <text:p text:style-name="P61"/>
      <text:p text:style-name="Standard"><text:span text:style-name="T62">SlotImbarco</text:span><text:span text:style-name="T63">(</text:span><text:span text:style-name="T64">CodTratta</text:span><text:span text:style-name="T65">,<text:s/></text:span><text:span text:style-name="T66">CodGate</text:span><text:span text:style-name="T67">,<text:s/></text:span><text:span text:style-name="T68">TipoCoda</text:span><text:span text:style-name="T69">, Data, OraInizio, OraFine, TempoMax)</text:span>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TableContents"><text:span text:style-name="T74">Chiavi esterne: CodTratta<text:s/></text:span><text:span text:style-name="T75">→</text:span><text:span text:style-name="T76">Tratta(CodTratta)</text:span></text:p>
            <text:p text:style-name="TableContents"><text:span text:style-name="T77"><text:s text:c="25"/>CodGate<text:s/></text:span><text:span text:style-name="T78">→</text:span><text:span text:style-name="T79">Gate(CodGate)</text:span></text:p>
            <text:p text:style-name="TableContents"><text:span text:style-name="T80"><text:s text:c="25"/>TipoCoda<text:s/></text:span><text:span text:style-name="T81">→</text:span><text:span text:style-name="T82">Coda(TipoCoda)</text:span></text:p>
          </table:table-cell>
        </table:table-row>
      </table:table>
      <text:p text:style-name="P83"/>
      <text:p text:style-name="P84"/>
      <text:p text:style-name="P85">VINCOLI</text:p>
      <text:p text:style-name="P86">Tutte le<text:s/>chiavi primarie hanno già vincoli di unicità e totalità. Le chiavi esterne sono<text:s/>specificate sopra.</text:p>
      <text:p text:style-name="P87"><text:span text:style-name="T88">Aeroporto</text:span></text:p>
      <text:list text:style-name="LFO5" text:continue-numbering="true">
        <text:list-item>
          <text:p text:style-name="P89">(NomeAeroporto, Città) deve essere UNIQUE, perché ci possono essere due aeroporti con lo stesso nome, ma devono essere di città diverse. Entrambi<text:s/>gli attributi quindi saranno automaticamente NOT NULL.</text:p>
        </text:list-item>
      </text:list>
      <text:p text:style-name="P90"><text:span text:style-name="T91">CompagniaAerea</text:span></text:p>
      <text:list text:style-name="LFO4" text:continue-numbering="true">
        <text:list-item>
          <text:p text:style-name="P92">Il Nome della CompagniaAerea deve essere di tipo UNIQUE, non possono esistere due compagnie con lo stesso nome, la grandezza<text:s/><text:soft-page-break/>della flotta invece può assumere qualsiasi valore INTEGER POSITIVO.</text:p>
        </text:list-item>
      </text:list>
      <text:p text:style-name="P93">Tratta</text:p>
      <text:list text:style-name="LFO4" text:continue-numbering="true">
        <text:list-item>
          <text:p text:style-name="P94">AeroportoPartenza e AeroportoArrivo devono essere diversi.</text:p>
        </text:list-item>
        <text:list-item>
          <text:p text:style-name="P95">(CodTratta,<text:s/>AeroportoPartenza, AeroportoArrivo, DataOra)<text:s/>UNIQUE.</text:p>
        </text:list-item>
        <text:list-item>
          <text:p text:style-name="P96">NumeroPosti lo mettiamo di default a 50 minimo, e massimo 500.</text:p>
        </text:list-item>
        <text:list-item>
          <text:p text:style-name="P97">NumeroPostiPrenotati può assumere valori compresi tra 0 e 500 (facciamo partire un aereo vuoto, sticazzi).</text:p>
        </text:list-item>
        <text:list-item>
          <text:p text:style-name="P98">DataVolo e OraVolo devono essere maggiori o uguali a Sysdate, altrimenti dobbiamo aggiungere un attributo che ci dica se il volo è partito, terminato, annullato, rimandato?</text:p>
        </text:list-item>
      </text:list>
      <text:p text:style-name="P99"/>
      <text:p text:style-name="P100">Gate</text:p>
      <text:list text:style-name="LFO6" text:continue-numbering="true">
        <text:list-item>
          <text:p text:style-name="P101">Nessun vincolo in particolare.</text:p>
        </text:list-item>
      </text:list>
      <text:p text:style-name="P102"/>
      <text:p text:style-name="P103">Coda</text:p>
      <text:list text:style-name="LFO6" text:continue-numbering="true">
        <text:list-item>
          <text:p text:style-name="P104">Nessun vincolo in particolare.</text:p>
        </text:list-item>
      </text:list>
      <text:p text:style-name="P105"/>
      <text:p text:style-name="P106">SlotImbarco</text:p>
      <text:list text:style-name="LFO6" text:continue-numbering="true">
        <text:list-item>
          <text:p text:style-name="P107"><text:span text:style-name="T108">Data e Ora devono essere compatibili con l’ora della tratta (es. se la tratta è prevista per il 25/12/2020 alle ore 12:00, allora Data in SlotImbarco<text:s/></text:span><text:span text:style-name="T109">deve</text:span><text:span text:style-name="T110"><text:s/>essere 25/12/2020, e l’ora deve contenere le 12, quindi, ad esempio, devono essere 11:40 OraInizio e 12:20 OraFine).</text:span></text:p>
        </text:list-item>
        <text:list-item>
          <text:p text:style-name="P111">TempoMax lo mettiamo di default ad 1h?</text:p>
        </text:list-item>
      </text:list>
      <text:p text:style-name="P112"/>
      <text:p text:style-name="P113"/>
      <text:p text:style-name="P114">DEFINIZIONE TABELLE</text:p>
      <text:p text:style-name="P115"/>
      <text:p text:style-name="P116">CREATE TABLE Aeroporto (</text:p>
      <text:p text:style-name="P117">CodAeroporto VARCHAR(100) PRIMARY KEY,</text:p>
      <text:p text:style-name="P118">NomeAeroporto VARCHAR(50) NOT NULL,</text:p>
      <text:p text:style-name="Standard"><text:span text:style-name="T119">Città VARCHAR(50) NOT NULL</text:span><text:span text:style-name="T120">)</text:span></text:p>
      <text:p text:style-name="P121"/>
      <text:p text:style-name="P122">CREATE TABLE CompagniaAerea (</text:p>
      <text:p text:style-name="P123">CodCompagnia VARCHAR(100) PRIMARY KEY,</text:p>
      <text:p text:style-name="P124">NomeCompagnia VARCHAR(50) NOT NULL,</text:p>
      <text:soft-page-break/>
      <text:p text:style-name="P125">Città VARCHAR(50) NOT NULL,</text:p>
      <text:p text:style-name="P126">GrandezzaFlotta INT CHECK GrandezzaFlotta&gt;0,</text:p>
      <text:p text:style-name="P127">AeroportoAppartenenza VARCHAR(100),</text:p>
      <text:p text:style-name="Standard"><text:span text:style-name="T128">COSTRAINT</text:span><text:span text:style-name="T129"><text:s/></text:span><text:span text:style-name="T130">foreignkey</text:span><text:span text:style-name="T131"><text:s/></text:span><text:span text:style-name="T132">)</text:span></text:p>
      <text:p text:style-name="P133"/>
      <text:p text:style-name="P134">CREATE TABLE Tratta (</text:p>
      <text:p text:style-name="P135">CodTratta VARCHAR(50) PRIMARY KEY,</text:p>
      <text:p text:style-name="P136">DataOra DATETIME<text:s/>NOT NULL,</text:p>
      <text:p text:style-name="P137">NumeroPosti INT,</text:p>
      <text:p text:style-name="P138">NumeroPostiPrenotati INT</text:p>
      <text:p text:style-name="Standard"><text:span text:style-name="T139">COSTRAINT</text:span><text:span text:style-name="T140">)</text:span></text:p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elena</dc:creator>
    <meta:creation-date>2020-12-07T20:43:00Z</meta:creation-date>
    <dc:date>2020-12-08T12:18:00Z</dc:date>
    <meta:template xlink:href="Normal" xlink:type="simple"/>
    <meta:editing-cycles>45</meta:editing-cycles>
    <meta:editing-duration>PT10380S</meta:editing-duration>
    <meta:document-statistic meta:page-count="3" meta:paragraph-count="5" meta:word-count="403" meta:character-count="2699" meta:row-count="19" meta:non-whitespace-character-count="2301"/>
  </office:meta>
</office:document-meta>
</file>